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28.399cm" fo:margin-left="0cm" table:align="left" style:writing-mode="lr-tb"/>
    </style:style>
    <style:style style:name="Table3.A" style:family="table-column">
      <style:table-column-properties style:column-width="5.888cm"/>
    </style:style>
    <style:style style:name="Table3.B" style:family="table-column">
      <style:table-column-properties style:column-width="1.455cm"/>
    </style:style>
    <style:style style:name="Table3.C" style:family="table-column">
      <style:table-column-properties style:column-width="2.358cm"/>
    </style:style>
    <style:style style:name="Table3.D" style:family="table-column">
      <style:table-column-properties style:column-width="1.566cm"/>
    </style:style>
    <style:style style:name="Table3.E" style:family="table-column">
      <style:table-column-properties style:column-width="1.852cm"/>
    </style:style>
    <style:style style:name="Table3.F" style:family="table-column">
      <style:table-column-properties style:column-width="2.646cm"/>
    </style:style>
    <style:style style:name="Table3.G" style:family="table-column">
      <style:table-column-properties style:column-width="1.72cm"/>
    </style:style>
    <style:style style:name="Table3.H" style:family="table-column">
      <style:table-column-properties style:column-width="1.124cm"/>
    </style:style>
    <style:style style:name="Table3.J" style:family="table-column">
      <style:table-column-properties style:column-width="2.161cm"/>
    </style:style>
    <style:style style:name="Table3.K" style:family="table-column">
      <style:table-column-properties style:column-width="1.632cm"/>
    </style:style>
    <style:style style:name="Table3.L" style:family="table-column">
      <style:table-column-properties style:column-width="1.676cm"/>
    </style:style>
    <style:style style:name="Table3.M" style:family="table-column">
      <style:table-column-properties style:column-width="2.469cm"/>
    </style:style>
    <style:style style:name="Table3.1" style:family="table-row">
      <style:table-row-properties style:min-row-height="0.718cm"/>
    </style:style>
    <style:style style:name="Table3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3.M1" style:family="table-cell">
      <style:table-cell-properties style:vertical-align="middle" fo:padding="0.097cm" fo:border="0.035cm solid #000000"/>
    </style:style>
    <style:style style:name="Table3.2" style:family="table-row">
      <style:table-row-properties style:min-row-height="1.363cm"/>
    </style:style>
    <style:style style:name="Table3.B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_5f_1" style:display-name="TABLE_1" style:family="table">
      <style:table-properties style:width="28.399cm" fo:margin-left="0cm" table:align="left" style:writing-mode="lr-tb"/>
    </style:style>
    <style:style style:name="TABLE_5f_1.A" style:display-name="TABLE_1.A" style:family="table-column">
      <style:table-column-properties style:column-width="5.888cm"/>
    </style:style>
    <style:style style:name="TABLE_5f_1.B" style:display-name="TABLE_1.B" style:family="table-column">
      <style:table-column-properties style:column-width="1.455cm"/>
    </style:style>
    <style:style style:name="TABLE_5f_1.C" style:display-name="TABLE_1.C" style:family="table-column">
      <style:table-column-properties style:column-width="2.358cm"/>
    </style:style>
    <style:style style:name="TABLE_5f_1.D" style:display-name="TABLE_1.D" style:family="table-column">
      <style:table-column-properties style:column-width="1.566cm"/>
    </style:style>
    <style:style style:name="TABLE_5f_1.E" style:display-name="TABLE_1.E" style:family="table-column">
      <style:table-column-properties style:column-width="1.852cm"/>
    </style:style>
    <style:style style:name="TABLE_5f_1.F" style:display-name="TABLE_1.F" style:family="table-column">
      <style:table-column-properties style:column-width="2.646cm"/>
    </style:style>
    <style:style style:name="TABLE_5f_1.G" style:display-name="TABLE_1.G" style:family="table-column">
      <style:table-column-properties style:column-width="1.72cm"/>
    </style:style>
    <style:style style:name="TABLE_5f_1.H" style:display-name="TABLE_1.H" style:family="table-column">
      <style:table-column-properties style:column-width="1.124cm"/>
    </style:style>
    <style:style style:name="TABLE_5f_1.J" style:display-name="TABLE_1.J" style:family="table-column">
      <style:table-column-properties style:column-width="2.161cm"/>
    </style:style>
    <style:style style:name="TABLE_5f_1.K" style:display-name="TABLE_1.K" style:family="table-column">
      <style:table-column-properties style:column-width="1.632cm"/>
    </style:style>
    <style:style style:name="TABLE_5f_1.L" style:display-name="TABLE_1.L" style:family="table-column">
      <style:table-column-properties style:column-width="1.676cm"/>
    </style:style>
    <style:style style:name="TABLE_5f_1.M" style:display-name="TABLE_1.M" style:family="table-column">
      <style:table-column-properties style:column-width="2.469cm"/>
    </style:style>
    <style:style style:name="TABLE_5f_1.A1" style:display-name="TABLE_1.A1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_5f_1.M1" style:display-name="TABLE_1.M1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_5f_1.2" style:display-name="TABLE_1.2" style:family="table-row">
      <style:table-row-properties style:min-row-height="0.457cm"/>
    </style:style>
    <style:style style:name="TABLE_5f_1.K2" style:display-name="TABLE_1.K2" style:family="table-cell">
      <style:table-cell-properties fo:padding="0.097cm" fo:border-left="0.035cm solid #000000" fo:border-right="none" fo:border-top="none" fo:border-bottom="0.035cm solid #000000"/>
    </style:style>
    <style:style style:name="TABLE_5f_1.M2" style:display-name="TABLE_1.M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" style:family="table">
      <style:table-properties style:width="28.399cm" fo:margin-left="0cm" table:align="left" style:writing-mode="lr-tb"/>
    </style:style>
    <style:style style:name="Table1.A" style:family="table-column">
      <style:table-column-properties style:column-width="5.888cm"/>
    </style:style>
    <style:style style:name="Table1.B" style:family="table-column">
      <style:table-column-properties style:column-width="1.455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566cm"/>
    </style:style>
    <style:style style:name="Table1.E" style:family="table-column">
      <style:table-column-properties style:column-width="1.852cm"/>
    </style:style>
    <style:style style:name="Table1.F" style:family="table-column">
      <style:table-column-properties style:column-width="2.646cm"/>
    </style:style>
    <style:style style:name="Table1.G" style:family="table-column">
      <style:table-column-properties style:column-width="1.72cm"/>
    </style:style>
    <style:style style:name="Table1.H" style:family="table-column">
      <style:table-column-properties style:column-width="1.124cm"/>
    </style:style>
    <style:style style:name="Table1.J" style:family="table-column">
      <style:table-column-properties style:column-width="2.161cm"/>
    </style:style>
    <style:style style:name="Table1.K" style:family="table-column">
      <style:table-column-properties style:column-width="1.632cm"/>
    </style:style>
    <style:style style:name="Table1.L" style:family="table-column">
      <style:table-column-properties style:column-width="1.676cm"/>
    </style:style>
    <style:style style:name="Table1.M" style:family="table-column">
      <style:table-column-properties style:column-width="2.469cm"/>
    </style:style>
    <style:style style:name="Table1.A1" style:family="table-cell">
      <style:table-cell-properties fo:padding="0.097cm" fo:border-left="0.035cm solid #000000" fo:border-right="none" fo:border-top="none" fo:border-bottom="0.035cm solid #000000"/>
    </style:style>
    <style:style style:name="Table1.J1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.K1" style:family="table-cell">
      <style:table-cell-properties fo:padding="0.097cm" fo:border-left="0.002cm solid #000000" fo:border-right="none" fo:border-top="none" fo:border-bottom="none"/>
    </style:style>
    <style:style style:name="Table1.L1" style:family="table-cell">
      <style:table-cell-properties fo:padding="0.097cm" fo:border="none"/>
    </style:style>
    <style:style style:name="Table1.M1" style:family="table-cell">
      <style:table-cell-properties fo:padding="0.097cm" fo:border-left="none" fo:border-right="none" fo:border-top="0.002cm solid #000000" fo:border-bottom="none"/>
    </style:style>
    <style:style style:name="Table2" style:family="table">
      <style:table-properties style:width="26.393cm" table:align="left" style:writing-mode="lr-tb"/>
    </style:style>
    <style:style style:name="Table2.A" style:family="table-column">
      <style:table-column-properties style:column-width="5.05cm"/>
    </style:style>
    <style:style style:name="Table2.B" style:family="table-column">
      <style:table-column-properties style:column-width="3.108cm"/>
    </style:style>
    <style:style style:name="Table2.C" style:family="table-column">
      <style:table-column-properties style:column-width="4.145cm"/>
    </style:style>
    <style:style style:name="Table2.D" style:family="table-column">
      <style:table-column-properties style:column-width="0.508cm"/>
    </style:style>
    <style:style style:name="Table2.E" style:family="table-column">
      <style:table-column-properties style:column-width="5.401cm"/>
    </style:style>
    <style:style style:name="Table2.F" style:family="table-column">
      <style:table-column-properties style:column-width="3.418cm"/>
    </style:style>
    <style:style style:name="Table2.G" style:family="table-column">
      <style:table-column-properties style:column-width="4.763cm"/>
    </style:style>
    <style:style style:name="Table2.1" style:family="table-row">
      <style:table-row-properties style:min-row-height="0.86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02cm solid #000000"/>
    </style:style>
    <style:style style:name="Table2.C1" style:family="table-cell">
      <style:table-cell-properties style:vertical-align="bottom" fo:padding="0.097cm" fo:border="none"/>
    </style:style>
    <style:style style:name="Table2.2" style:family="table-row">
      <style:table-row-properties style:min-row-height="0.485cm"/>
    </style:style>
    <style:style style:name="Table2.3" style:family="table-row">
      <style:table-row-properties style:min-row-height="0.33cm"/>
    </style:style>
    <style:style style:name="P1" style:family="paragraph" style:parent-style-name="Standard"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style:font-name="DejaVu Sans Condensed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8" style:family="paragraph" style:parent-style-name="Standard">
      <style:paragraph-properties fo:line-height="130%"/>
      <style:text-properties style:font-name="DejaVu Sans Condensed" fo:font-size="8pt" style:font-size-asian="8pt" style:font-size-complex="8pt"/>
    </style:style>
    <style:style style:name="P9" style:family="paragraph" style:parent-style-name="Standard">
      <style:paragraph-properties fo:line-height="130%"/>
      <style:text-properties style:font-name="DejaVu Sans Condensed" fo:font-size="8pt" style:text-underline-style="none" style:font-size-asian="8pt" style:font-size-complex="8pt"/>
    </style:style>
    <style:style style:name="P10" style:family="paragraph" style:parent-style-name="Standard">
      <style:paragraph-properties fo:line-height="110%"/>
      <style:text-properties style:font-name="DejaVu Sans Condensed" fo:font-size="8pt" style:text-underline-style="none" style:font-size-asian="8pt" style:font-size-complex="8pt"/>
    </style:style>
    <style:style style:name="P11" style:family="paragraph" style:parent-style-name="Standard">
      <style:text-properties style:font-name="DejaVu Sans Condensed" fo:font-size="8pt" fo:font-weight="bold" style:font-size-asian="8pt" style:font-weight-asian="bold" style:font-size-complex="8pt"/>
    </style:style>
    <style:style style:name="P12" style:family="paragraph" style:parent-style-name="Standard">
      <style:text-properties style:font-name="DejaVu Sans Condensed" fo:font-size="9pt" style:font-size-asian="9pt" style:font-size-complex="9pt"/>
    </style:style>
    <style:style style:name="P13" style:family="paragraph" style:parent-style-name="Standard">
      <style:text-properties style:font-name="DejaVu Sans Condensed" fo:font-size="7pt" style:font-size-asian="7pt" style:font-size-complex="7pt"/>
    </style:style>
    <style:style style:name="P14" style:family="paragraph" style:parent-style-name="Standard">
      <style:text-properties style:font-name="DejaVu Sans Condensed" fo:font-size="6pt" style:font-size-asian="6p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ejaVu Sans Condensed" fo:font-size="6pt" style:font-size-asian="6pt" style:font-size-complex="6pt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style:font-name="DejaVu Sans Condensed"/>
    </style:style>
    <style:style style:name="P22" style:family="paragraph" style:parent-style-name="Standard">
      <style:paragraph-properties fo:text-align="center" style:justify-single-word="false" style:text-autospace="none" style:writing-mode="lr-tb"/>
      <style:text-properties style:font-name="DejaVu Sans Condensed" fo:font-size="6pt" style:font-size-asian="6pt" style:font-size-complex="6pt"/>
    </style:style>
    <style:style style:name="P23" style:family="paragraph" style:parent-style-name="Table_20_Contents">
      <style:text-properties style:font-name="DejaVu Sans Condensed"/>
    </style:style>
    <style:style style:name="P24" style:family="paragraph" style:parent-style-name="Table_20_Contents">
      <style:text-properties style:font-name="DejaVu Sans Condensed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DejaVu Sans Condensed" fo:font-size="8pt" style:font-name-asian="Arial1" style:font-size-asian="8pt" style:font-name-complex="Arial1" style:font-size-complex="8pt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style:font-name-asian="Arial1" style:font-size-asian="8pt" style:font-name-complex="Arial1" style:font-size-complex="8pt"/>
    </style:style>
    <style:style style:name="P29" style:family="paragraph" style:parent-style-name="Table_20_Contents">
      <style:text-properties style:font-name="DejaVu Sans Condensed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DejaVu Sans Condensed" fo:font-size="6pt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32" style:family="paragraph" style:parent-style-name="Standard">
      <style:paragraph-properties fo:margin-left="0cm" fo:margin-right="0cm" fo:line-height="130%" fo:text-align="start" style:justify-single-word="false" fo:text-indent="0cm" style:auto-text-indent="false"/>
      <style:text-properties style:font-name="DejaVu Sans Condensed" fo:font-weight="normal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30%" fo:text-align="start" style:justify-single-word="false" fo:text-indent="0cm" style:auto-text-indent="false"/>
      <style:text-properties style:text-outline="false" style:text-line-through-style="none" style:font-name="DejaVu Sans Condensed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 style:master-page-name="Standard">
      <style:paragraph-properties fo:text-align="end" style:justify-single-word="false" style:page-number="auto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underline-style="none" fo:font-weight="normal" style:font-name-asian="Arial1" style:font-weight-asian="normal" style:font-name-complex="Arial1" style:font-weight-complex="normal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font-name-complex="Arial1"/>
    </style:style>
    <style:style style:name="T4" style:family="text">
      <style:text-properties fo:font-weight="normal" style:font-name-asian="Arial1" style:font-weight-asian="normal" style:font-name-complex="Arial1" style:font-weight-complex="normal"/>
    </style:style>
    <style:style style:name="T5" style:family="text">
      <style:text-properties fo:font-weight="normal" style:font-weight-asian="normal" style:font-name-complex="Arial1" style:font-weight-complex="normal"/>
    </style:style>
    <style:style style:name="T6" style:family="text">
      <style:text-properties style:text-outline="false" style:text-line-through-style="none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fo:font-style="normal" fo:text-shadow="none" style:text-underline-style="none" fo:font-weight="normal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-asian="Arial" style:font-name-complex="Arial"/>
    </style:style>
    <style:style style:name="T11" style:family="text">
      <style:text-properties fo:font-size="14pt" style:font-size-asian="14pt" style:font-name-complex="Arial1" style:font-size-complex="14pt"/>
    </style:style>
    <style:style style:name="T12" style:family="text">
      <style:text-properties fo:font-size="14pt" style:font-name-asian="Arial1" style:font-size-asian="14pt" style:font-name-complex="Arial1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иложение № 1</text:p>
      <text:p text:style-name="P18">к постановлению Правительства Российской Федерации</text:p>
      <text:p text:style-name="P18">от 26 декабря 2011 г. № 1137</text:p>
      <text:p text:style-name="P32"><text:span text:style-name="T11">СЧЕТ-ФАКТУРА</text:span><text:span text:style-name="T12"> <text:s/>№ <text:s/></text:span><text:span text:style-name="T11">от</text:span><text:span text:style-name="T12"> </text:span></text:p>
      <text:p text:style-name="P33">Исправление № -- от --</text:p>
      <text:p text:style-name="P8">Продавец: [FROM]</text:p>
      <text:p text:style-name="P9">Адрес: <text:span text:style-name="T4">[FROM_LAW_ADDRESS]</text:span></text:p>
      <text:p text:style-name="P9">ИНН/КПП <text:s/>продавца: <text:span text:style-name="T5"><text:s/></text:span><text:span text:style-name="T4">[FROM_INN]/[FROM_KPP]</text:span></text:p>
      <text:p text:style-name="P8">Грузоотправитель и его адрес: [FROM] <text:span text:style-name="T1">[FROM_LAW_ADDRESS]</text:span></text:p>
      <text:p text:style-name="P8">Грузополучатель и <text:s/>его адрес: <text:span text:style-name="T2">[TO]</text:span><text:span text:style-name="T1">[TO_LAW_ADDRESS]</text:span></text:p>
      <text:p text:style-name="P8">К <text:s/>платежно-расчетному <text:s/>документу № <text:s text:c="8"/>от </text:p>
      <text:p text:style-name="P8">Покупатель:[TO]<text:span text:style-name="T3"> </text:span></text:p>
      <text:p text:style-name="P9">Адрес: <text:span text:style-name="T4">[TO_LAW_ADDRESS]</text:span><text:span text:style-name="T4"> </text:span></text:p>
      <text:p text:style-name="P10">ИНН/КПП <text:s/>покупателя:<text:span text:style-name="T4">[TO_INN]/[TO_KPP]</text:span></text:p>
      <text:p text:style-name="P1">Валюта: наименование, код Российский рубль, 643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E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rows-spanned="2" office:value-type="string">
            <text:p text:style-name="P16">Наименование товара <text:s/>(описание </text:p>
            <text:p text:style-name="P15">выполненных работ, оказанных <text:s/>услуг, имущественного права)</text:p>
          </table:table-cell>
          <table:table-cell table:style-name="Table3.A1" table:number-columns-spanned="2" office:value-type="string">
            <text:p text:style-name="P19">Единица</text:p>
            <text:p text:style-name="P19">измерения</text:p>
            <text:p text:style-name="P30"/>
          </table:table-cell>
          <table:covered-table-cell/>
          <table:table-cell table:style-name="Table3.A1" table:number-rows-spanned="2" office:value-type="string">
            <text:p text:style-name="P19">Коли-</text:p>
            <text:p text:style-name="P19">чество </text:p>
            <text:p text:style-name="P19">(объем)</text:p>
            <text:p text:style-name="P30"/>
          </table:table-cell>
          <table:table-cell table:style-name="Table3.A1" table:number-rows-spanned="2" office:value-type="string">
            <text:p text:style-name="P15"><text:span text:style-name="T10">Цена (тариф) </text:span>за единицу измерения</text:p>
            <text:p text:style-name="P31"/>
          </table:table-cell>
          <table:table-cell table:style-name="Table3.A1" table:number-rows-spanned="2" office:value-type="string">
            <text:p text:style-name="P14"><text:span text:style-name="T10">Стоимость </text:span>товаров (работ, услуг), имущественных прав без налога - всего</text:p>
            <text:p text:style-name="P30"/>
          </table:table-cell>
          <table:table-cell table:style-name="Table3.A1" table:number-rows-spanned="2" office:value-type="string">
            <text:p text:style-name="P19">В том</text:p>
            <text:p text:style-name="P19">числе</text:p>
            <text:p text:style-name="P19">сумма </text:p>
            <text:p text:style-name="P19">акциза</text:p>
            <text:p text:style-name="P30"/>
          </table:table-cell>
          <table:table-cell table:style-name="Table3.A1" table:number-rows-spanned="2" office:value-type="string">
            <text:p text:style-name="P15">Налоговая ставка</text:p>
          </table:table-cell>
          <table:table-cell table:style-name="Table3.A1" table:number-rows-spanned="2" office:value-type="string">
            <text:p text:style-name="P14">Сумма налога, предъявляемая покупателю</text:p>
          </table:table-cell>
          <table:table-cell table:style-name="Table3.A1" table:number-rows-spanned="2" office:value-type="string">
            <text:p text:style-name="P15">Стоимость товаров (работ, услуг), имущественных прав с налогом - всего</text:p>
          </table:table-cell>
          <table:table-cell table:style-name="Table3.A1" table:number-columns-spanned="2" office:value-type="string">
            <text:p text:style-name="P19">Страна</text:p>
            <text:p text:style-name="P19">происхождения товара</text:p>
            <text:p text:style-name="P30"/>
          </table:table-cell>
          <table:covered-table-cell/>
          <table:table-cell table:style-name="Table3.M1" table:number-rows-spanned="2" office:value-type="string">
            <text:p text:style-name="P19">Номер</text:p>
            <text:p text:style-name="P19">таможенной</text:p>
            <text:p text:style-name="P19">декларации</text:p>
            <text:p text:style-name="P30"/>
          </table:table-cell>
        </table:table-row>
        <table:table-row table:style-name="Table3.2">
          <table:covered-table-cell/>
          <table:table-cell table:style-name="Table3.B2" office:value-type="string">
            <text:p text:style-name="P3">код</text:p>
          </table:table-cell>
          <table:table-cell table:style-name="Table3.B2" office:value-type="string">
            <text:p text:style-name="P22"><text:span text:style-name="T8">условное </text:span><text:span text:style-name="T9">обозначение (национально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B2" office:value-type="string">
            <text:p text:style-name="P2"><text:span text:style-name="T10">цифровой </text:span>код</text:p>
            <text:p text:style-name="P31"/>
          </table:table-cell>
          <table:table-cell table:style-name="Table3.B2" office:value-type="string">
            <text:p text:style-name="P15"><text:span text:style-name="T8">краткое </text:span><text:span text:style-name="T9">наименование</text:span>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E"/>
        <table:table-column table:style-name="TABLE_5f_1.J"/>
        <table:table-column table:style-name="TABLE_5f_1.K"/>
        <table:table-column table:style-name="TABLE_5f_1.L"/>
        <table:table-column table:style-name="TABLE_5f_1.M"/>
        <table:table-row>
          <table:table-cell table:style-name="TABLE_5f_1.A1" office:value-type="string">
            <text:p text:style-name="P31">1</text:p>
          </table:table-cell>
          <table:table-cell table:style-name="TABLE_5f_1.A1" office:value-type="string">
            <text:p text:style-name="P31">2</text:p>
          </table:table-cell>
          <table:table-cell table:style-name="TABLE_5f_1.A1" office:value-type="string">
            <text:p text:style-name="P31">2а</text:p>
          </table:table-cell>
          <table:table-cell table:style-name="TABLE_5f_1.A1" office:value-type="string">
            <text:p text:style-name="P31">3</text:p>
          </table:table-cell>
          <table:table-cell table:style-name="TABLE_5f_1.A1" office:value-type="string">
            <text:p text:style-name="P31">4</text:p>
          </table:table-cell>
          <table:table-cell table:style-name="TABLE_5f_1.A1" office:value-type="string">
            <text:p text:style-name="P31">5</text:p>
          </table:table-cell>
          <table:table-cell table:style-name="TABLE_5f_1.A1" office:value-type="string">
            <text:p text:style-name="P31">6</text:p>
          </table:table-cell>
          <table:table-cell table:style-name="TABLE_5f_1.A1" office:value-type="string">
            <text:p text:style-name="P31">7</text:p>
          </table:table-cell>
          <table:table-cell table:style-name="TABLE_5f_1.A1" office:value-type="string">
            <text:p text:style-name="P31">8</text:p>
          </table:table-cell>
          <table:table-cell table:style-name="TABLE_5f_1.A1" office:value-type="string">
            <text:p text:style-name="P31">9</text:p>
          </table:table-cell>
          <table:table-cell table:style-name="TABLE_5f_1.A1" office:value-type="string">
            <text:p text:style-name="P31">10</text:p>
          </table:table-cell>
          <table:table-cell table:style-name="TABLE_5f_1.A1" office:value-type="string">
            <text:p text:style-name="P31">10а</text:p>
          </table:table-cell>
          <table:table-cell table:style-name="TABLE_5f_1.M1" office:value-type="string">
            <text:p text:style-name="P31">11</text:p>
          </table:table-cell>
        </table:table-row>
        <table:table-row table:style-name="TABLE_5f_1.2">
          <table:table-cell table:style-name="TABLE_5f_1.A1" office:value-type="string">
            <text:p text:style-name="P27">[PRODUCT]</text:p>
          </table:table-cell>
          <table:table-cell table:style-name="TABLE_5f_1.A1" office:value-type="string">
            <text:p text:style-name="P25">796</text:p>
          </table:table-cell>
          <table:table-cell table:style-name="TABLE_5f_1.A1" office:value-type="string">
            <text:p text:style-name="P6">[UOM]</text:p>
          </table:table-cell>
          <table:table-cell table:style-name="TABLE_5f_1.A1" office:value-type="string">
            <text:p text:style-name="P6">[ITEM_QTY]</text:p>
          </table:table-cell>
          <table:table-cell table:style-name="TABLE_5f_1.A1" office:value-type="string">
            <text:p text:style-name="P28">[PRICE]</text:p>
          </table:table-cell>
          <table:table-cell table:style-name="TABLE_5f_1.A1" office:value-type="string">
            <text:p text:style-name="P7">[PRICE_VAT]</text:p>
          </table:table-cell>
          <table:table-cell table:style-name="TABLE_5f_1.A1" office:value-type="string">
            <text:p text:style-name="P1">без акциза</text:p>
          </table:table-cell>
          <table:table-cell table:style-name="TABLE_5f_1.A1" office:value-type="string">
            <text:p text:style-name="P6">18%</text:p>
          </table:table-cell>
          <table:table-cell table:style-name="TABLE_5f_1.A1" office:value-type="string">
            <text:p text:style-name="P7">[VAT]</text:p>
          </table:table-cell>
          <table:table-cell table:style-name="TABLE_5f_1.A1" office:value-type="string">
            <text:p text:style-name="P28">[SUMPRICE]</text:p>
          </table:table-cell>
          <table:table-cell table:style-name="TABLE_5f_1.K2" office:value-type="string">
            <text:p text:style-name="P24"/>
          </table:table-cell>
          <table:table-cell table:style-name="TABLE_5f_1.K2" office:value-type="string">
            <text:p text:style-name="P24"/>
          </table:table-cell>
          <table:table-cell table:style-name="TABLE_5f_1.M2" office:value-type="string">
            <text:p text:style-name="P2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9">Всего к оплате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6">Х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7">[VAT_IN]</text:p>
          </table:table-cell>
          <table:table-cell table:style-name="Table1.J1" office:value-type="string">
            <text:p text:style-name="P7">[TOTAL]</text:p>
          </table:table-cell>
          <table:table-cell table:style-name="Table1.K1" office:value-type="string">
            <text:p text:style-name="P24"/>
          </table:table-cell>
          <table:table-cell table:style-name="Table1.L1" office:value-type="string">
            <text:p text:style-name="P24"/>
          </table:table-cell>
          <table:table-cell table:style-name="Table1.M1" office:value-type="string">
            <text:p text:style-name="P24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">Руководитель организации</text:p>
            <text:p text:style-name="P17">или иное уполномоченное лицо</text:p>
          </table:table-cell>
          <table:table-cell table:style-name="Table2.B1" office:value-type="string">
            <text:p text:style-name="P23"/>
          </table:table-cell>
          <table:table-cell table:style-name="Table2.C1" office:value-type="string">
            <text:p text:style-name="P6">[SIGN1]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7">Главный бухгалтер</text:p>
            <text:p text:style-name="P17">или иное уполномоченное лицо</text:p>
          </table:table-cell>
          <table:table-cell table:style-name="Table2.B1" office:value-type="string">
            <text:p text:style-name="P23"/>
          </table:table-cell>
          <table:table-cell table:style-name="Table2.C1" office:value-type="string">
            <text:p text:style-name="P6">[SIGN2]</text:p>
          </table:table-cell>
        </table:table-row>
        <table:table-row table:style-name="Table2.2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9">(подпись)</text:p>
          </table:table-cell>
          <table:table-cell table:style-name="Table2.A1" office:value-type="string">
            <text:p text:style-name="P19">(ф.и.о.)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9">(подпись)</text:p>
          </table:table-cell>
          <table:table-cell table:style-name="Table2.A1" office:value-type="string">
            <text:p text:style-name="P19">(ф.и.о.)</text:p>
          </table:table-cell>
        </table:table-row>
        <table:table-row table:style-name="Table2.3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>
          <table:table-cell table:style-name="Table2.A1" office:value-type="string">
            <text:p text:style-name="P17">Индивидуальный предприниматель</text:p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3"/>
          </table:table-cell>
          <table:table-cell table:style-name="Table2.B1" office:value-type="string">
            <text:p text:style-name="P23"/>
          </table:table-cell>
          <table:table-cell table:style-name="Table2.B1" office:value-type="string">
            <text:p text:style-name="P19"/>
          </table:table-cell>
          <table:table-cell table:style-name="Table2.B1" office:value-type="string">
            <text:p text:style-name="P19"/>
          </table:table-cell>
        </table:table-row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9">(подпись)</text:p>
          </table:table-cell>
          <table:table-cell table:style-name="Table2.A1" office:value-type="string">
            <text:p text:style-name="P19">(ф.и.о.)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0"><text:span text:style-name="T10">(реквизиты </text:span>свидетельства о государственной </text:p>
            <text:p text:style-name="P21"><text:span text:style-name="T6">регистрации </text:span><text:span text:style-name="T7">индивидуального предпринимателя)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</table:table>
      <text:p text:style-name="P12"/>
      <text:p text:style-name="P12"/>
      <text:p text:style-name="P13"/>
      <text:p text:style-name="P11"/>
      <text:p text:style-name="P11"/>
      <text:p text:style-name="P11"/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vertical-align="middl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7pt" fo:font-style="italic" style:font-size-asian="7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96cm" fo:margin-bottom="1cm" fo:margin-left="0.905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чет-фактура. Бланк счет-фактуры и состав ее показателей. В ред. от 11.05.2006 № 283</dc:title>
    <dc:subject>НДС, счет-фактура</dc:subject>
    <dc:description>Сайт:
http://blankinew.narod.ru</dc:description>
    <meta:initial-creator>Дмитрий Николаевич Рассанов</meta:initial-creator>
    <meta:creation-date>2011-04-19T09:20:00</meta:creation-date>
    <dc:date>2015-05-27T00:56:51</dc:date>
    <meta:editing-cycles>35</meta:editing-cycles>
    <meta:editing-duration>PT1H55M22S</meta:editing-duration>
    <meta:generator>OpenOffice/4.0.1$Unix OpenOffice.org_project/401m5$Build-9714</meta:generator>
    <meta:print-date>2012-08-20T09:07:06</meta:print-date>
    <meta:document-statistic meta:table-count="4" meta:image-count="0" meta:object-count="0" meta:page-count="1" meta:paragraph-count="82" meta:word-count="180" meta:character-count="1387"/>
    <dc:creator>Denis </dc:creator>
    <meta:user-defined meta:name="Info 4"/>
    <meta:user-defined meta:name="Источник">http://blankinew.narod.ru</meta:user-defined>
    <meta:user-defined meta:name="Название">бланк счет-фактура</meta:user-defined>
    <meta:user-defined meta:name="Ссылка">http://blankinew.narod.ru</meta:user-defined>
  </office:meta>
</office:document-meta>
</file>